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9cde8" officeooo:paragraph-rsid="0009cde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cde8" officeooo:paragraph-rsid="0009cde8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8pt" fo:font-style="italic" style:text-underline-style="none" fo:font-weight="normal" officeooo:rsid="000b0add" officeooo:paragraph-rsid="000b0add" style:font-size-asian="8pt" style:font-style-asian="italic" style:font-weight-asian="normal" style:font-size-complex="8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0add" officeooo:paragraph-rsid="000b0ad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f346" officeooo:paragraph-rsid="000bf34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d1ef3" officeooo:paragraph-rsid="000d1ef3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d1ef3" officeooo:paragraph-rsid="000d1ef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2dba" officeooo:paragraph-rsid="000e2db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f346" officeooo:paragraph-rsid="000bf34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3f43" officeooo:paragraph-rsid="000f3f4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bf346"/>
    </style:style>
    <style:style style:name="T2" style:family="text">
      <style:text-properties officeooo:rsid="000e2dba"/>
    </style:style>
    <style:style style:name="T3" style:family="text">
      <style:text-properties officeooo:rsid="000f3f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positif d’alerte à la consommation d’eau</text:p>
      <text:p text:style-name="P2"/>
      <text:p text:style-name="P3">Par Paul ARNAUD et Alexis LUANGPRASEUTH </text:p>
      <text:p text:style-name="P3"/>
      <text:p text:style-name="P4"/>
      <text:p text:style-name="P4">De plus en plus, les médias et les associations nous encouragent à faire <text:span text:style-name="T1">attention</text:span> à notre consommation quotidienne en eau. Dans l’optique d’alerter les usagers de leur propre consommation et de leurs erreurs, nous <text:s/>avons eu l’idée de créer un dispositif qui récolte des données sur l’eau( ex : température, débit), les analyse et renvoi un rapport à l’utilisateur pour lui expliquer sa façon de consommer, le conseiller <text:span text:style-name="T1">pour l’améliorer et l’alerter sur ses gâchis.</text:span></text:p>
      <text:p text:style-name="P5"/>
      <text:p text:style-name="P5">Le dispotif comprendra <text:span text:style-name="T2">2</text:span> sondes : une pour mesurer la température <text:span text:style-name="T2">et</text:span> une autre pour calculer le débit.</text:p>
      <text:p text:style-name="P5"/>
      <text:p text:style-name="P5">Bien évidement, nous nous servirons d’un Raspberry ou d’un Arduino pour récupérer les données, les analyser puis les envoyer à l’utilisateur.<text:span text:style-name="T3">(via un écran en sortie, messages…)</text:span></text:p>
      <text:p text:style-name="P10">Eventualité : On pourrait aussi utiliser une led pour prévenir en direct d’une utilisation non économe/optimale de l’eau.</text:p>
      <text:p text:style-name="P5"/>
      <text:p text:style-name="P5">Plusieurs étapes vont s’enchaîner dans la conception de ce matériel novateur : tout d’abord il faut commander les capteurs, il nous faudra ensuite élaborer les programmes et algo<text:span text:style-name="T2">rithmes</text:span> pour traiter les données récupérées. Nous pensons qu’il y aura aussi une phase de test pour savoir si notre dispositif <text:s text:c="3"/>fonctionne vraiment ou non.</text:p>
      <text:p text:style-name="P5">Nous allons aussi devoir créer une « interface » pour que l’utilisateur puissent récupérer ses données et avoir des conseils ( ex : mail, écran connecté <text:span text:style-name="T2">en sortie du rasp/arduino</text:span>, ou même message)</text:p>
      <text:p text:style-name="P5"/>
      <text:p text:style-name="P6">SCENARIOS :</text:p>
      <text:p text:style-name="P6">L’individu ROGER fait sa vaisselle tous les jours, mais il ne sait pas s’il utilise bien l’eau.</text:p>
      <text:p text:style-name="P6">Pour cela il utilise notre matériel : il branche les capteurs au bon endroit(sur le robinet), il branche son raspberry, et le connecte à son <text:span text:style-name="T2">écran</text:span>(par exemple).</text:p>
      <text:p text:style-name="P6">Il fait sa vaisselle tranquillement, et puis dès qu’il a fini, il attend un peu et reçoit une notification avec un rapport sur sa consommation(plein de données utilisées, q<text:span text:style-name="T2">uelques </text:span>conseils, q<text:span text:style-name="T2">uelques </text:span>commen<text:span text:style-name="T2">ta</text:span>ires sur la qualité de son eau).</text:p>
      <text:p text:style-name="P6"/>
      <text:p text:style-name="P6">ERREUR A SURVEILLER :</text:p>
      <text:p text:style-name="P6">Si l’utilisateur ne fait pas attention au branchement l’appareil doit le détecter,ou au moins se rendre compte que c’est bizarre </text:p>
      <text:p text:style-name="P6">Si l’utilisateur abuse sur certaines conditions : renvoyer des messages d’erreur, comme par exemple s’il met une eau trop chaude, qui n’est pas cohérente avec une simple vaisselle.</text:p>
      <text:p text:style-name="P6">De même pour le débit.</text:p>
      <text:p text:style-name="P6"><text:s text:c="2"/></text:p>
      <text:p text:style-name="P6"/>
      <text:p text:style-name="P8">URL pour acheter les sondes : </text:p>
      <text:p text:style-name="P8"/>
      <text:p text:style-name="P8">-débit: <text:a xlink:type="simple" xlink:href="https://www.gotronic.fr/art-capteur-de-debit-yfs401-23851.htm" text:style-name="Internet_20_link" text:visited-style-name="Visited_20_Internet_20_Link">https://www.gotronic.fr/art-capteur-de-debit-yfs401-23851.htm</text:a></text:p>
      <text:p text:style-name="P8">-chaleur: <text:a xlink:type="simple" xlink:href="https://www.gotronic.fr/art-capteur-de-temperature-grove-101990019-23842.htm" text:style-name="Internet_20_link" text:visited-style-name="Visited_20_Internet_20_Link">https://www.gotronic.fr/art-capteur-de-temperature-grove-101990019-23842.htm</text:a>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8T16:09:23.037000000</meta:creation-date>
    <dc:date>2017-10-10T21:02:17.268000000</dc:date>
    <meta:editing-duration>PT20M4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0" meta:word-count="385" meta:character-count="2523" meta:non-whitespace-character-count="2148"/>
  </office:meta>
</office:document-meta>
</file>